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677a7f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692612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ee0ef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623861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7dd5e7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846d51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85bbd4" style:text-blinking="false" fo:background-color="transparent" loext:char-shading-value="0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yecto </text:span><text:span text:style-name="T3">8</text:span><text:span text:style-name="T1">.</text:span><text:span text:style-name="T4">3.</text:span><text:span text:style-name="T5">4</text:span><text:span text:style-name="T2">.</text:span><text:span text:style-name="T6">2</text:span><text:span text:style-name="T5">.</text:span><text:span text:style-name="T1"> </text:span><text:span text:style-name="T5">Contar las baldosas </text:span><text:span text:style-name="T6">rajadas</text:span>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12-23T09:40:38.263000000</dc:date>
    <meta:editing-duration>PT6H7M19S</meta:editing-duration>
    <meta:editing-cycles>101</meta:editing-cycles>
    <meta:generator>LibreOffice/4.2.5.2$Windows_x86 LibreOffice_project/6ff819b65674ae6c83f3cbab9e4a4c2b292a7a94</meta:generator>
    <meta:document-statistic meta:table-count="0" meta:image-count="0" meta:object-count="0" meta:page-count="1" meta:paragraph-count="1" meta:word-count="6" meta:character-count="45" meta:non-whitespace-character-count="40"/>
  </office:meta>
</office:document-meta>
</file>